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ufactured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used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nda</text:p>
          </table:table-cell>
          <table:table-cell office:value-type="float" office:value="1340" calcext:value-type="float">
            <text:p>134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oda</text:p>
          </table:table-cell>
          <table:table-cell office:value-type="float" office:value="120" calcext:value-type="float">
            <text:p>12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ool c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4:09:57.772750427</meta:creation-date>
    <dc:date>2017-05-04T14:11:49.450228313</dc:date>
    <meta:editing-duration>PT1M53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